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3"/>
    <style:style style:name="P3" style:family="paragraph" style:parent-style-name="Standard" style:list-style-name="L2">
      <style:paragraph-properties fo:margin-left="0.661cm" fo:margin-right="0cm" fo:text-indent="-0.635cm" style:auto-text-indent="false">
        <style:tab-stops/>
      </style:paragraph-properties>
    </style:style>
    <style:style style:name="P4" style:family="paragraph" style:parent-style-name="Standard" style:list-style-name="L2">
      <style:paragraph-properties fo:margin-left="0.609cm" fo:margin-right="0cm" fo:text-indent="-0.635cm" style:auto-text-indent="false">
        <style:tab-stops/>
      </style:paragraph-properties>
    </style:style>
    <style:style style:name="P5" style:family="paragraph" style:parent-style-name="Standard" style:list-style-name="L2">
      <style:paragraph-properties fo:margin-left="1.191cm" fo:margin-right="0cm" fo:text-indent="-0.635cm" style:auto-text-indent="false">
        <style:tab-stops/>
      </style:paragraph-properties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azwa projektu: <text:span text:style-name="T1">System rezerwacji hoteli</text:span></text:p>
      <text:p text:style-name="Standard"/>
      <text:p text:style-name="Standard">Zespół:</text:p>
      <text:p text:style-name="Standard"/>
      <text:p text:style-name="Standard">Mateusz Miotk (mmiotk@sigma.ug.edu.pl)</text:p>
      <text:p text:style-name="Standard">Michał Kulesz ()</text:p>
      <text:p text:style-name="Standard">Sylwia Kaczmarczyk ()</text:p>
      <text:p text:style-name="Standard"/>
      <text:p text:style-name="Standard">Cele i założenia projektu:</text:p>
      <text:p text:style-name="Standard"/>
      <text:p text:style-name="Standard">System ma za zadanie scalenie w jednym punkcie wielu hoteli z rożnych miejscowości w celu usprawnienia wyszukiwania przez klientów oraz zwiększenia wyboru (ograniczenia monopolu na rynku hotelarskim) i możliwości planowania pobytu w danym obiekcie.</text:p>
      <text:p text:style-name="Standard"/>
      <text:p text:style-name="Standard">I.Opis wymagań funkcjonalnych:</text:p>
      <text:list xml:id="list1761086251" text:style-name="L1">
        <text:list-item>
          <text:p text:style-name="P1">System powinien móc zarejestrować dany hotel. Rejestracja powinna odbyć się przez właściciela lub osobę do tego upoważnioną. Rejestracja powinna zakończyć się weryfikacją danych hotelu.</text:p>
        </text:list-item>
        <text:list-item>
          <text:p text:style-name="P1">Po zarejestrowaniu hotelu powinna być możliwość rejestracji pracowników danego hotelu w celu sprawdzenia i potwierdzania dokonanych rezerwacji przez klientów.</text:p>
        </text:list-item>
        <text:list-item>
          <text:p text:style-name="P1">System powinien wyszukać oraz wyświetlić dla użytkownika hotele, mające w danym dniu oraz opcjonalnie godzinie miejsca , w których są wolne miejsca.</text:p>
        </text:list-item>
        <text:list-item>
          <text:p text:style-name="P1">Powinien posiadać system oceniania hoteli w celu ich sklasyfikowania (ocena hoteli powinna odbyć się poprzez system ocen i komentarzy).</text:p>
        </text:list-item>
        <text:list-item>
          <text:p text:style-name="P1">System powinien na polecenie użytkownika <text:s/>zarezerwować miejsce w danym dniu w hotelu za opłatą (Co byłoby oprócz reklam głównym dochodem systemu).Rezerwacja powinna przejść weryfikacje poprzez wpłatę na konto lub potwierdzenie telefoniczne w przypadku płatności osobistej w hotelu.</text:p>
        </text:list-item>
        <text:list-item>
          <text:p text:style-name="P1">System powinien mieć klasyfikację użytkowników ze względu na rolę. Mowa tu o rolach:</text:p>
        </text:list-item>
      </text:list>
      <text:p text:style-name="Standard"><text:tab/>a)Właściciel hotelu</text:p>
      <text:p text:style-name="Standard"><text:tab/>b)Klient</text:p>
      <text:p text:style-name="Standard"><text:tab/>c)Osoba weryfikująca dane</text:p>
      <text:p text:style-name="Standard"><text:tab/>d)Administrator serwisu</text:p>
      <text:p text:style-name="Standard"><text:tab/>e)Pracownik hotelu</text:p>
      <text:p text:style-name="Standard"><text:tab/>f)Pozostali czyli goście.</text:p>
      <text:list xml:id="list957416311" text:style-name="L2">
        <text:list-item>
          <text:list>
            <text:list-header>
              <text:p text:style-name="P3">7. <text:s/>System powinien mieć możliwość rozszerzenia danych o inne ewentualne branże (np.: <text:s text:c="10"/>restauracje, kina ).</text:p>
              <text:p text:style-name="P4">8. <text:s/>Opis zachowań niepożadanych:</text:p>
              <text:p text:style-name="P5">a) Gdy system ulegnie przeciążeniu powinno nastąpić jego restart poprzez wstrzymanie jakikolwiek wykonywanych w tym czasie operacji .</text:p>
              <text:p text:style-name="P5">b) W razie utracenia danych system powinien posiadać kopie zapasowe by móc te dane odtworzyć.</text:p>
              <text:p text:style-name="P5">c) W przypadku ataku na system. System powinien powiadomić natychmiastowo powiadomić odpowiednie służby bezpieczeństwa.</text:p>
            </text:list-header>
          </text:list>
        </text:list-item>
      </text:list>
      <text:p text:style-name="Standard"/>
      <text:p text:style-name="Standard">II.Opis wymagań niefunkcjonalnych:</text:p>
      <text:p text:style-name="Standard"><text:tab/>1.System powinien generować statystyki hotelu w jakimś formacie używanego pakietu biurowego.</text:p>
      <text:p text:style-name="Standard"/>
      <text:p text:style-name="Standard"/>
      <text:p text:style-name="Standard"/>
      <text:p text:style-name="Standard"/>
      <text:p text:style-name="Standard"><text:soft-page-break/><text:span text:style-name="T1">IV.Słownik pojęć:</text:span></text:p>
      <text:list xml:id="list723125338" text:style-name="L3">
        <text:list-item>
          <text:p text:style-name="P2"><text:span text:style-name="T1">Właściciel hotelu</text:span> lub <text:span text:style-name="T1">osoba uprawniona do tej roli</text:span> – użytkownicy, którzy mogą zarejestrować dany hotel,usunąć go edytować. Poza tym mają prawa sprawdzenia ocen oraz statystyki.</text:p>
        </text:list-item>
        <text:list-item>
          <text:p text:style-name="P2"><text:span text:style-name="T1">Rejestracja hotelu</text:span> – proces rejestracji, który powinien skończyć się weryfikacją podanych przez użytkownika (danych).</text:p>
        </text:list-item>
        <text:list-item>
          <text:p text:style-name="P2"><text:span text:style-name="T1">Weryfikacja hotelu</text:span> – proces, który odbywa się po rejestracji. <text:span text:style-name="T1">Weryfikator</text:span> ma za zadanie sprawdzenie danych hotelu. Ich poprawności i prawdziwości ich istnienia.</text:p>
        </text:list-item>
        <text:list-item>
          <text:p text:style-name="P2"><text:span text:style-name="T1">Weryfikator</text:span> – osoba mająca za zadanie poprawne przebieganie procesu <text:span text:style-name="T1">weryfikacyjnego hotelu.</text:span></text:p>
        </text:list-item>
        <text:list-item>
          <text:p text:style-name="P2"><text:span text:style-name="T1">Pracownik hotelu</text:span> – osoba, która ma za zadanie potwierdzanie rezerwacji przez klienta.</text:p>
        </text:list-item>
        <text:list-item>
          <text:p text:style-name="P2"><text:span text:style-name="T1">Administrator systemu </text:span>– osoba będąca mieć możliwości konserwacji i utrzymania systemu, dokonywania napraw, wynikające z nieuwagi użytkowników.</text:p>
        </text:list-item>
        <text:list-item>
          <text:p text:style-name="P2"><text:span text:style-name="T1">Klient (gość) </text:span>– osoba mająca tylko prawa znalezienia hotelu (bez możliwości rezerwacji).</text:p>
        </text:list-item>
        <text:list-item>
          <text:p text:style-name="P2"><text:span text:style-name="T1">Klient (zarejestrowany)</text:span> – osoba mająca prawa: znalezienie hotelu, dokonania rezerwacji,potwierdzenia rezerwacji, dokonywanie ocen hotelu</text:p>
        </text:list-item>
        <text:list-item>
          <text:p text:style-name="P2"><text:span text:style-name="T1">Rezerwacja miejsca</text:span> – proces, który odbywa się dwuetapowo:Wybieranie miejsca oraz daty przez Klienta, później dokonanie <text:span text:style-name="T1">potwierdzenia rezerwacji.</text:span></text:p>
        </text:list-item>
        <text:list-item>
          <text:p text:style-name="P2"><text:span text:style-name="T1">Potwierdzenie rezerwacji</text:span> – proces który po wyszukaniu rezerwacji przez klienta pracownik hotelu powinien przyjąć (drogą telefoniczną lub mailową).</text:p>
        </text:list-item>
        <text:list-item>
          <text:p text:style-name="P2"><text:span text:style-name="T1">Edycja Hotelu </text:span>– proces tylko dla właścicieli hotelu. Pozwala zmienić dane.</text:p>
        </text:list-item>
        <text:list-item>
          <text:p text:style-name="P2"><text:span text:style-name="T1">Autoryzacja oceny/opinii hotelu</text:span> – proces, który powinien sprawdzić czy klient wystawiający ocenę w ogóle miał jakiekolwiek rezerwację w danym hotelu.</text:p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5T19:11:35.16</meta:creation-date>
    <dc:date>2012-11-07T13:05:54</dc:date>
    <meta:editing-duration>PT1H25S</meta:editing-duration>
    <meta:editing-cycles>3</meta:editing-cycles>
    <meta:generator>LibreOffice/3.5$Linux_x86 LibreOffice_project/350m1$Build-2</meta:generator>
    <dc:creator>Mateusz Miotk</dc:creator>
    <meta:document-statistic meta:table-count="0" meta:image-count="0" meta:object-count="0" meta:page-count="2" meta:paragraph-count="40" meta:word-count="496" meta:character-count="1226" meta:non-whitespace-character-count="3267"/>
  </office:meta>
</office:document-meta>
</file>